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3" style:parent-style-name="Standard" style:family="paragraph">
      <style:text-properties fo:font-size="18pt" style:font-size-asian="18pt" style:font-size-complex="18pt"/>
    </style:style>
    <style:style style:name="T34" style:parent-style-name="Car.predefinitoparagrafo" style:family="text">
      <style:text-properties fo:font-size="18pt" style:font-size-asian="18pt" style:font-size-complex="18pt"/>
    </style:style>
    <style:style style:name="T35" style:parent-style-name="Car.predefinitoparagrafo" style:family="text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8" style:parent-style-name="Standard" style:family="paragraph">
      <style:text-properties fo:font-size="18pt" style:font-size-asian="18pt" style:font-size-complex="18pt"/>
    </style:style>
    <style:style style:name="T39" style:parent-style-name="Car.predefinitoparagrafo" style:family="text">
      <style:text-properties fo:font-size="18pt" style:font-size-asian="18pt" style:font-size-complex="18pt"/>
    </style:style>
    <style:style style:name="T40" style:parent-style-name="Car.predefinitoparagrafo" style:family="text">
      <style:text-properties fo:font-size="18pt" style:font-size-asian="18pt" style:font-size-complex="18pt"/>
    </style:style>
    <style:style style:name="T41" style:parent-style-name="Car.predefinitoparagrafo" style:family="text">
      <style:text-properties fo:font-size="18pt" style:font-size-asian="18pt" style:font-size-complex="18pt"/>
    </style:style>
    <style:style style:name="T42" style:parent-style-name="Car.predefinitoparagrafo" style:family="text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T54" style:parent-style-name="Car.predefinitoparagrafo" style:family="text">
      <style:text-properties fo:font-size="18pt" style:font-size-asian="18pt" style:font-size-complex="18pt"/>
    </style:style>
    <style:style style:name="T55" style:parent-style-name="Car.predefinitoparagrafo" style:family="text">
      <style:text-properties fo:font-size="18pt" style:font-size-asian="18pt" style:font-size-complex="18pt"/>
    </style:style>
    <style:style style:name="T56" style:parent-style-name="Car.predefinitoparagrafo" style:family="text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62" style:parent-style-name="Car.predefinitoparagrafo" style:family="text">
      <style:text-properties fo:font-size="18pt" style:font-size-asian="18pt" style:font-size-complex="18pt"/>
    </style:style>
    <style:style style:name="T63" style:parent-style-name="Car.predefinitoparagrafo" style:family="text">
      <style:text-properties fo:font-size="18pt" style:font-size-asian="18pt" style:font-size-complex="18pt"/>
    </style:style>
    <style:style style:name="T64" style:parent-style-name="Car.predefinitoparagrafo" style:family="text">
      <style:text-properties fo:font-size="18pt" style:font-size-asian="18pt" style:font-size-complex="18pt"/>
    </style:style>
    <style:style style:name="T65" style:parent-style-name="Car.predefinitoparagrafo" style:family="text">
      <style:text-properties fo:font-size="18pt" style:font-size-asian="18pt" style:font-size-complex="18pt"/>
    </style:style>
    <style:style style:name="P6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7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69" style:parent-style-name="Car.predefinitoparagrafo" style:family="text">
      <style:text-properties fo:font-size="18pt" style:font-size-asian="18pt" style:font-size-complex="18pt"/>
    </style:style>
    <style:style style:name="T70" style:parent-style-name="Car.predefinitoparagrafo" style:family="text">
      <style:text-properties fo:font-size="18pt" style:font-size-asian="18pt" style:font-size-complex="18pt"/>
    </style:style>
    <style:style style:name="T71" style:parent-style-name="Car.predefinitoparagrafo" style:family="text">
      <style:text-properties fo:font-size="18pt" style:font-size-asian="18pt" style:font-size-complex="18pt"/>
    </style:style>
    <style:style style:name="T72" style:parent-style-name="Car.predefinitoparagrafo" style:family="text">
      <style:text-properties fo:font-size="18pt" style:font-size-asian="18pt" style:font-size-complex="18pt"/>
    </style:style>
    <style:style style:name="T73" style:parent-style-name="Car.predefinitoparagrafo" style:family="text">
      <style:text-properties fo:font-size="18pt" style:font-size-asian="18pt" style:font-size-complex="18pt"/>
    </style:style>
    <style:style style:name="T74" style:parent-style-name="Car.predefinitoparagrafo" style:family="text">
      <style:text-properties fo:font-size="18pt" style:font-size-asian="18pt" style:font-size-complex="18pt"/>
    </style:style>
    <style:style style:name="P75" style:parent-style-name="Standard" style:family="paragraph">
      <style:text-properties fo:font-size="18pt" style:font-size-asian="18pt" style:font-size-complex="18pt"/>
    </style:style>
    <style:style style:name="P7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77" style:parent-style-name="Car.predefinitoparagrafo" style:family="text">
      <style:text-properties fo:font-size="18pt" style:font-size-asian="18pt" style:font-size-complex="18pt"/>
    </style:style>
    <style:style style:name="T78" style:parent-style-name="Car.predefinitoparagrafo" style:family="text">
      <style:text-properties fo:font-size="18pt" style:font-size-asian="18pt" style:font-size-complex="18pt"/>
    </style:style>
    <style:style style:name="T79" style:parent-style-name="Car.predefinitoparagrafo" style:family="text">
      <style:text-properties fo:font-size="18pt" style:font-size-asian="18pt" style:font-size-complex="18pt"/>
    </style:style>
    <style:style style:name="T80" style:parent-style-name="Car.predefinitoparagrafo" style:family="text">
      <style:text-properties fo:font-size="18pt" style:font-size-asian="18pt" style:font-size-complex="18pt"/>
    </style:style>
    <style:style style:name="T81" style:parent-style-name="Car.predefinitoparagrafo" style:family="text">
      <style:text-properties fo:font-size="18pt" style:font-size-asian="18pt" style:font-size-complex="18pt"/>
    </style:style>
    <style:style style:name="T82" style:parent-style-name="Car.predefinitoparagrafo" style:family="text">
      <style:text-properties fo:font-size="18pt" style:font-size-asian="18pt" style:font-size-complex="18pt"/>
    </style:style>
    <style:style style:name="T83" style:parent-style-name="Car.predefinitoparagrafo" style:family="text">
      <style:text-properties fo:font-size="18pt" style:font-size-asian="18pt" style:font-size-complex="18pt"/>
    </style:style>
    <style:style style:name="T84" style:parent-style-name="Car.predefinitoparagrafo" style:family="text">
      <style:text-properties fo:font-size="18pt" style:font-size-asian="18pt" style:font-size-complex="18pt"/>
    </style:style>
    <style:style style:name="T85" style:parent-style-name="Car.predefinitoparagrafo" style:family="text">
      <style:text-properties fo:font-size="18pt" style:font-size-asian="18pt" style:font-size-complex="18pt"/>
    </style:style>
    <style:style style:name="T86" style:parent-style-name="Car.predefinitoparagrafo" style:family="text">
      <style:text-properties fo:font-size="18pt" style:font-size-asian="18pt" style:font-size-complex="18pt"/>
    </style:style>
    <style:style style:name="T87" style:parent-style-name="Car.predefinitoparagrafo" style:family="text">
      <style:text-properties fo:font-size="18pt" style:font-size-asian="18pt" style:font-size-complex="18pt"/>
    </style:style>
    <style:style style:name="T88" style:parent-style-name="Car.predefinitoparagrafo" style:family="text">
      <style:text-properties fo:font-size="18pt" style:font-size-asian="18pt" style:font-size-complex="18pt"/>
    </style:style>
    <style:style style:name="P89" style:parent-style-name="Standard" style:family="paragraph">
      <style:text-properties fo:font-size="18pt" style:font-size-asian="18pt" style:font-size-complex="18pt"/>
    </style:style>
    <style:style style:name="P90" style:parent-style-name="Standard" style:family="paragraph">
      <style:paragraph-properties fo:text-align="center"/>
    </style:style>
    <style:style style:name="T91" style:parent-style-name="Car.predefinitoparagrafo" style:family="text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T93" style:parent-style-name="Car.predefinitoparagrafo" style:family="text">
      <style:text-properties fo:font-size="18pt" style:font-size-asian="18pt" style:font-size-complex="18pt"/>
    </style:style>
    <style:style style:name="T94" style:parent-style-name="Car.predefinitoparagrafo" style:family="text">
      <style:text-properties fo:font-size="18pt" style:font-size-asian="18pt" style:font-size-complex="18pt"/>
    </style:style>
    <style:style style:name="T95" style:parent-style-name="Car.predefinitoparagrafo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RELAZIONE DI TIROCINIO CURRICULARE</text:p>
      <text:p text:style-name="P2"/>
      <text:p text:style-name="P3"/>
      <text:p text:style-name="P4">Gianni Savini</text:p>
      <text:p text:style-name="P5"/>
      <text:p text:style-name="P6">731806</text:p>
      <text:p text:style-name="P7"/>
      <text:p text:style-name="P8">Tutor Didattico: Alessandro Ricci</text:p>
      <text:p text:style-name="P9"/>
      <text:p text:style-name="P10">Tirocinio interno</text:p>
      <text:p text:style-name="P11"/>
      <text:p text:style-name="P12"/>
      <text:p text:style-name="P13">Ente</text:p>
      <text:p text:style-name="P14"/>
      <text:p text:style-name="P15">DIPARTIMENTO DI INGEGNERIA E SCIENZE INFORMATICHE</text:p>
      <text:p text:style-name="P16"/>
      <text:p text:style-name="P17"/>
      <text:p text:style-name="P18">UTILIZZO DELLA PIATTAFORMA DOCKER NEL SISTEMA TRAUMA TRACKER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INTRODUZIONE</text:p>
      <text:p text:style-name="P33"/>
      <text:p text:style-name="Standard"><text:span text:style-name="T34">Il tirocinio ha avuto inizio il 18/04/2018 ed ha avuto termine il 20/02/2019. L’attività si è svolta in parte individualmente, ed in parte il PS lab presso la sede di ingegneria e scienze informatiche con Alessandro Ricci come tutor did</text:span><text:span text:style-name="T35">attico. Prima di iniziare si è concordato con il professore il tema del tirocinio: capire come e se fosse possibile implementare un sistema come trauma tracker su Docker.</text:span></text:p>
      <text:p text:style-name="P36"/>
      <text:p text:style-name="P37">DOCKER</text:p>
      <text:p text:style-name="P38"/>
      <text:p text:style-name="Standard"><text:span text:style-name="T39">Docker è un progetto open source rilasciato nel 2013 da dotCloud, azienda ch</text:span><text:span text:style-name="T40">e ha creato Docker (rinominata come l’omonima tecnologia nell’ottobre 2013). Si tratta di una tecnologia di virtualizzazione a livello di sistema operativo, o basata su container, che sfrutta le chiamate di sistema del kernel Linux. L’applicazione in esecu</text:span><text:span text:style-name="T41">zione nel container è definita in un file immagine chiamato Dockerfile. Un Immagine è la base di un container Docker e contiene tutte le istruzioni che faranno nascere il container (ad esempio da dove deve partire, le dipendenze e i pacchetti, le configura</text:span><text:span text:style-name="T42">zioni), mentre un container è l’immagine in esecuzione, o meglio, uno spazio isolato in cui viene eseguita un applicazione/servizio in modo indipendente rispetto ad altri servizi in esecuzione.</text:span></text:p>
      <text:p text:style-name="P43"/>
      <text:p text:style-name="P44">STRUMENTI UTILIZZATI</text:p>
      <text:p text:style-name="P45"/>
      <text:p text:style-name="P46">Sistema operativo Linux – Docker può essere eseguito su sistemi operativi kernel Linux, è stato quindi necessario lavorare in ambienti Linux.</text:p>
      <text:p text:style-name="P47"/>
      <text:soft-page-break/>
      <text:p text:style-name="P48">Docker: Strumento centrale nel corso del tirocinio, è la piattaforma che permette di creare ed eseguire applicazioni in container.</text:p>
      <text:p text:style-name="P49"/>
      <text:p text:style-name="P50">Docker for windows –<text:s/>Grazie a questo tool è possibile eseguire un<text:s/>sistema basato su Docker anche su sistemi che abbiano Windows come sistema operativo. Questo strumento è stato utilizzato solo per piccole prove per verificare la funzionalità di Docker su più sistemi.</text:p>
      <text:p text:style-name="P51"/>
      <text:p text:style-name="P52">Shell<text:s/>linux – I comandi per gestire i container vengono lanciati da shell, con eventuali flag per specificare i parametri utili ad un corretto funzionamento del servizio che si vuole adoperare.</text:p>
      <text:p text:style-name="P53"/>
      <text:p text:style-name="Standard"><text:span text:style-name="T54">Portainer – Portainer è un progetto open source</text:span><text:span text:style-name="T55"><text:s/>disponibile su DockerHub, che sfrutta la tecnologia a container di Docker. In pratica è un servizio incapsulato in un container che permette di avere un’interfaccia grafica per la gestione della piattaforma Docker. Tramite questa GUI è possibile avviare c</text:span><text:span text:style-name="T56">ontainer, fermarli, e controllare quali siano in esecuzione o meno, scaricare progetti da DockerHub e molto altro.</text:span></text:p>
      <text:p text:style-name="P57"/>
      <text:p text:style-name="P58">DockerHub – E’ la piattaforma in cui sono disponibili migliaia di progetti open source di Docker.</text:p>
      <text:p text:style-name="P59"/>
      <text:p text:style-name="P60">ATTIVITÀ</text:p>
      <text:p text:style-name="P61"/>
      <text:p text:style-name="Standard"><text:span text:style-name="T62">L’attività svolta è stata divi</text:span><text:span text:style-name="T63">sa in più parti: una parte iniziale, in cui mi sono documento su Docker e sul funzionamento dei container con semplici prove, ed una seconda parte dedicata allo studio di come e<text:s/></text:span><text:span text:style-name="T64">se fosse possibile adoperare tale tecnologia su una parte di sistema del Trau</text:span><text:span text:style-name="T65">ma Tracker.</text:span></text:p>
      <text:p text:style-name="P66"/>
      <text:p text:style-name="P67"/>
      <text:soft-page-break/>
      <text:p text:style-name="P68">Prima parte</text:p>
      <text:p text:style-name="Standard"><text:span text:style-name="T69">Nella parte iniziale mi sono documento su Docker e sul funzionamento dei container, cercando in rete su fonti ufficiali (documentazioni ufficiali di Docker), articoli che trattavano l’argomento, e forum con esempi pratici del fun</text:span><text:span text:style-name="T70">zionamento della tecnologia. Dopo aver visionato alcuni tutorial e siti di documentazione, ho provveduto con l’installazione del software Docker per cominciare a fare qualche prova pratica sull’argomento. In seguito all’installazione si è verificato il fun</text:span><text:span text:style-name="T71">zionamento del software eseguendo alcun</text:span><text:span text:style-name="T72">e</text:span><text:span text:style-name="T73"><text:s/>immagini di applicazioni già pronte, disponibili su DockerHub (una piattaforma simile a github in cui sono contenuti progetti open source basati sull’omonima tecnologia). Ho proseguito nei giorni successivi cercando</text:span><text:span text:style-name="T74"><text:s/>ulteriori esempi pratici di utilizzo di Docker su DockerHub, GitHub, e alcuni forum, eseguendo anche alcune prove.</text:span></text:p>
      <text:p text:style-name="P75"/>
      <text:p text:style-name="P76">Seconda parte</text:p>
      <text:p text:style-name="Standard"><text:span text:style-name="T77">Dopo aver speso qualche giornata per comprendere Docker, ho concordato con il professor Ricci di continuare ad analizzare qu</text:span><text:span text:style-name="T78">esta tecnologia per valutarne un</text:span><text:span text:style-name="T79"><text:s/>possibile utilizzo per una parte di sistema Trauma Tracker. Il sistema Trauma Tracker, o meglio la parte dello stesso che si vuole “Dockerizzare”, è eseguito su macchina virtuale Linux Ubuntu LTS 14.0.x (quindi è possibile</text:span><text:span text:style-name="T80"><text:s/>eseguire Docker in quanto è Linux Kernel) e che utilizza servizi/applicazioni come la JVM, la libreria Vert.X, Mongodb, Nodejs e Angular; su DockerHub sono presenti immagini già pronte per ognuno di questi servizi. Ogni servizio, come già detto in precede</text:span><text:span text:style-name="T81">nza, dovrebbe essere eseguito in un container isolato, e quindi l’esecuzione di uno non deve interferire con gli altri, ma c’è modo di far comunicare i container fra di loro creando un sistema più complesso che mette in comunicazione più container con i re</text:span><text:span text:style-name="T82">lativi microservizi. Per fare ciò esiste il tool docker-compose. “docker-compose” è una funzionalità di Docker che permette di<text:s/></text:span><text:soft-page-break/><text:span text:style-name="T83">avviare un</text:span><text:span text:style-name="T84">’</text:span><text:span text:style-name="T85">applicazione composta da più servizi, ognuno contenuto nel relativo container, facendo comunicare i container fra di l</text:span><text:span text:style-name="T86">oro. Una volta trovato questo strumento, ho cercato documentazione al riguardo e alcuni esempi da seguire come guida. Questo ha richiesto più tempo del previsto ed ho quindi continuato ad approfondire nei giorni seguenti come mettere in comunicazione i var</text:span><text:span text:style-name="T87">i microservizi tra loro, consultando per lo più documentazioni di progetti che offrivano applicazioni con più servizi, e</text:span><text:span text:style-name="T88"><text:s/>seguendo qualche tutorial.</text:span></text:p>
      <text:p text:style-name="P89"/>
      <text:p text:style-name="P90"><text:span text:style-name="T91">CONCLUSIONI</text:span></text:p>
      <text:p text:style-name="P92"/>
      <text:p text:style-name="Standard"><text:span text:style-name="T93">Esordisco dicendo che sono soddisfatto del tirocinio. In questa breve esperienza ho<text:s/></text:span><text:span text:style-name="T94">imparato ad utilizzare una tecnologia emergente che non ero riuscito a visionare durante il mio corso di studi, anche se infine non sono riuscito a creare un servizio multicontainer che offrisse le stesse funzionalità del sistema di Trauma Tracker; tuttavi</text:span><text:span text:style-name="T95">a ritengo possibile un utilizzo di Docker per incapsulare l’applicativo Trauma Tracker in un sistema a più contain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anni Savini</dc:creator>
    <meta:creation-date>2019-02-18T09:18:00Z</meta:creation-date>
    <dc:date>2019-02-25T12:38:00Z</dc:date>
    <meta:print-date>2019-02-25T09:17:00Z</meta:print-date>
    <meta:template xlink:href="Normal.dotm" xlink:type="simple"/>
    <meta:editing-cycles>22</meta:editing-cycles>
    <meta:editing-duration>PT11760S</meta:editing-duration>
    <meta:document-statistic meta:page-count="5" meta:paragraph-count="11" meta:word-count="888" meta:character-count="5944" meta:row-count="42" meta:non-whitespace-character-count="5067"/>
  </office:meta>
</office:document-meta>
</file>